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20b3cc" officeooo:paragraph-rsid="0020b3cc"/>
    </style:style>
    <style:style style:name="P2" style:family="paragraph" style:parent-style-name="Standard">
      <style:text-properties style:font-name="DejaVu Sans" officeooo:rsid="0020b3cc" officeooo:paragraph-rsid="0020b3cc"/>
    </style:style>
    <style:style style:name="P3" style:family="paragraph" style:parent-style-name="Heading_20_1">
      <style:text-properties style:text-underline-style="solid" style:text-underline-width="auto" style:text-underline-color="font-color" officeooo:rsid="0020b3cc" officeooo:paragraph-rsid="0020b3cc"/>
    </style:style>
    <style:style style:name="P4" style:family="paragraph" style:parent-style-name="Heading_20_1">
      <style:text-properties officeooo:rsid="0020b3cc" officeooo:paragraph-rsid="0020b3cc"/>
    </style:style>
    <style:style style:name="P5" style:family="paragraph" style:parent-style-name="Puces_20_1" style:list-style-name="L1"/>
    <style:style style:name="P6" style:family="paragraph" style:parent-style-name="Puces_20_1" style:list-style-name="L2">
      <style:text-properties officeooo:rsid="0020b3cc" officeooo:paragraph-rsid="0020b3cc"/>
    </style:style>
    <style:style style:name="P7" style:family="paragraph" style:parent-style-name="Puces_20_1" style:list-style-name="L3">
      <style:text-properties officeooo:rsid="0020b3cc" officeooo:paragraph-rsid="0020b3cc"/>
    </style:style>
    <style:style style:name="P8" style:family="paragraph" style:parent-style-name="Puces_20_1" style:list-style-name="L3">
      <style:text-properties officeooo:rsid="0021490d" officeooo:paragraph-rsid="0021490d"/>
    </style:style>
    <style:style style:name="P9" style:family="paragraph" style:parent-style-name="Puces_20_1" style:list-style-name="L4">
      <style:text-properties officeooo:rsid="0021490d" officeooo:paragraph-rsid="0021490d"/>
    </style:style>
    <style:style style:name="P10" style:family="paragraph" style:parent-style-name="Puces_20_1" style:list-style-name="L4"/>
    <style:style style:name="P11" style:family="paragraph" style:parent-style-name="Heading_20_2">
      <style:text-properties officeooo:rsid="0020b3cc" officeooo:paragraph-rsid="0020b3cc"/>
    </style:style>
    <style:style style:name="T1" style:family="text">
      <style:text-properties officeooo:rsid="0021490d"/>
    </style:style>
    <style:style style:name="T2" style:family="text">
      <style:text-properties officeooo:rsid="00232102"/>
    </style:style>
    <style:style style:name="T3" style:family="text">
      <style:text-properties officeooo:rsid="00271ee1"/>
    </style:style>
    <style:style style:name="T4" style:family="text">
      <style:text-properties officeooo:rsid="002838aa"/>
    </style:style>
    <style:style style:name="T5" style:family="text">
      <style:text-properties officeooo:rsid="0028c70d"/>
    </style:style>
    <style:style style:name="T6" style:family="text">
      <style:text-properties officeooo:rsid="002a87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tes Sprint1</text:p>
      <text:h text:style-name="P3" text:outline-level="1">Avant propos</text:h>
      <text:p text:style-name="Standard">Symfony est organis<text:span text:style-name="T5">é</text:span> de manière à que :</text:p>
      <text:list xml:id="list1621028382763842575" text:style-name="L1">
        <text:list-item>
          <text:p text:style-name="P5">l'url entrée par l'utilisateur <text:span text:style-name="T5">exécute</text:span> un certain Controller</text:p>
        </text:list-item>
        <text:list-item>
          <text:p text:style-name="P5">ce Controller renvoie une View en lui passant des informations</text:p>
        </text:list-item>
      </text:list>
      <text:h text:style-name="P4" text:outline-level="1">Listes des routes de la Sprint1</text:h>
      <text:h text:style-name="P11" text:outline-level="2">Controller User</text:h>
      <text:p text:style-name="P2">Le Controller User effectuera toutes les tâches en rapport avec les utilisateurs :</text:p>
      <text:list xml:id="list5785998727373740797" text:style-name="L2">
        <text:list-item>
          <text:p text:style-name="P6">ListAction : user_list /user/list</text:p>
        </text:list-item>
        <text:list-item>
          <text:p text:style-name="P6">showAction : user_show /user/show/{id}</text:p>
        </text:list-item>
        <text:list-item>
          <text:p text:style-name="P6">upgradeAction : user_upgrade /user/upgrade/{id_user}/{id_status}</text:p>
        </text:list-item>
      </text:list>
      <text:h text:style-name="Heading_20_2" text:outline-level="2">Controller Perturbation</text:h>
      <text:p text:style-name="Standard">Le Controller Perturbation <text:span text:style-name="T2">pert de gérer </text:span>les perturbations :</text:p>
      <text:list xml:id="list1741461431185796181" text:style-name="L3">
        <text:list-item>
          <text:p text:style-name="P7">addAction : perturbation_add /perturbation/add</text:p>
        </text:list-item>
        <text:list-item>
          <text:p text:style-name="P7">voteAction : perturbation_vote /perturbation/vote/{id_perturbation}/{id_<text:span text:style-name="T6">message</text:span>}</text:p>
        </text:list-item>
        <text:list-item>
          <text:p text:style-name="P8">archiveAction : perturbation_archive /perturbation/archive/{id}</text:p>
        </text:list-item>
        <text:list-item>
          <text:p text:style-name="P8">editAction : perturbation_edit /perturbation/edit/{id}</text:p>
        </text:list-item>
        <text:list-item>
          <text:p text:style-name="P8">listNearest : perturbation_list_nearest /perturbation/list/nearest/{position}</text:p>
        </text:list-item>
        <text:list-item>
          <text:p text:style-name="P8">listAll : perturbation_list_all /perturbation/list/all</text:p>
        </text:list-item>
      </text:list>
      <text:h text:style-name="Heading_20_2" text:outline-level="2">Controller <text:span text:style-name="T1">Enum</text:span></text:h>
      <text:p text:style-name="Standard">Le Controller <text:span text:style-name="T3">Enum</text:span> sert à <text:span text:style-name="T4">entrer</text:span> les énumérations du site par l'administrateur :</text:p>
      <text:list xml:id="list4036780206684845711" text:style-name="L4">
        <text:list-item>
          <text:p text:style-name="P10">typeAddAction : type_add /type/add</text:p>
        </text:list-item>
        <text:list-item>
          <text:p text:style-name="P9">typeEditAction : type_edit /type/edit{id}</text:p>
        </text:list-item>
        <text:list-item>
          <text:p text:style-name="P9">typeDeleteAction : type_delete /type/delete/{id}</text:p>
        </text:list-item>
        <text:list-item>
          <text:p text:style-name="P9">messageAddAction : message_add /message/add</text:p>
        </text:list-item>
        <text:list-item>
          <text:p text:style-name="P9">messageEditAction : message_edit /message/edit/{id}</text:p>
        </text:list-item>
        <text:list-item>
          <text:p text:style-name="P9">messageDeleteAction : message_delete /message/delete/{id}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 fo:line-height="105%" fo:text-align="justify" style:justify-single-word="false"/>
      <style:text-properties style:font-name="DejaVu Sans" fo:font-family="'DejaVu Sans'" style:font-family-generic="swiss" style:font-pitch="variable" officeooo:rsid="0001421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variant="normal" fo:text-transform="none" fo:font-size="130%" fo:text-shadow="1pt 1pt" style:text-underline-style="solid" style:text-underline-width="auto" style:text-underline-color="font-color" fo:font-weight="bold" style:font-size-asian="130%" style:font-weight-asian="bold" style:font-size-complex="130%" style:font-weight-complex="normal" style:font-relief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style="italic" fo:font-weight="bold" style:font-size-asian="115%" style:font-style-asian="italic" style:font-weight-asian="bold" style:font-size-complex="11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5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uces_20_1" style:display-name="Puces 1" style:family="paragraph" style:parent-style-name="Standard" style:master-page-name="">
      <loext:graphic-properties draw:fill="none" draw:fill-color="#729fcf"/>
      <style:paragraph-properties fo:margin-left="0.7cm" fo:margin-right="0cm" fo:margin-top="0.041cm" fo:margin-bottom="0.041cm" loext:contextual-spacing="false" fo:line-height="105%" fo:text-align="justify" style:justify-single-word="false" fo:text-indent="-0.7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DejaVu Sans" fo:font-family="'DejaVu Sans'" style:font-family-generic="swiss" style:font-pitch="variable" officeooo:rsid="0020b3cc" fo:background-color="transparent" style:font-size-asian="10.5pt"/>
    </style:style>
    <style:style style:name="Puces_20_2" style:display-name="Puces 2" style:family="paragraph" style:parent-style-name="Standard">
      <loext:graphic-properties draw:fill="none" draw:fill-color="#729fcf"/>
      <style:paragraph-properties fo:margin-left="2.401cm" fo:margin-right="0cm" fo:margin-top="0.019cm" fo:margin-bottom="0.019cm" loext:contextual-spacing="true" fo:text-indent="-0.6cm" style:auto-text-indent="false" fo:background-color="transparent">
        <style:tab-stops/>
      </style:paragraph-properties>
      <style:text-properties style:font-name="DejaVu Sans" fo:font-family="'DejaVu Sans'" style:font-family-generic="swiss" style:font-pitch="variable" officeooo:rsid="0001421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5:23.969069264</meta:creation-date>
    <dc:date>2016-04-05T14:58:46.067627913</dc:date>
    <meta:editing-duration>PT44M20S</meta:editing-duration>
    <meta:editing-cycles>41</meta:editing-cycles>
    <meta:generator>LibreOffice/5.0.4.2$Linux_X86_64 LibreOffice_project/00m0$Build-2</meta:generator>
    <meta:document-statistic meta:table-count="0" meta:image-count="0" meta:object-count="0" meta:page-count="1" meta:paragraph-count="27" meta:word-count="154" meta:character-count="1293" meta:non-whitespace-character-count="1183"/>
  </office:meta>
</office:document-meta>
</file>